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4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5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25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1.973cm"/>
    </style:style>
    <style:style style:name="gr12" style:family="graphic" style:parent-style-name="standard">
      <style:graphic-properties draw:stroke="none" svg:stroke-color="#000000" draw:fill="none" draw:fill-color="#ffffff" fo:min-height="3.516cm"/>
    </style:style>
    <style:style style:name="gr13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5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6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7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8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9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2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25cm"/>
    </style:style>
    <style:style style:name="gr25" style:family="graphic" style:parent-style-name="standard">
      <style:graphic-properties draw:stroke="none" svg:stroke-color="#000000" draw:fill="none" draw:fill-color="#ffffff" fo:min-height="2.11cm"/>
    </style:style>
    <style:style style:name="gr26" style:family="graphic" style:parent-style-name="Object_20_with_20_no_20_fill_20_and_20_no_20_line">
      <style:graphic-properties draw:textarea-vertical-align="middle" draw:ole-draw-aspect="1" style:protect="siz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gr30" style:family="graphic" style:parent-style-name="standard">
      <style:graphic-properties draw:stroke="none" svg:stroke-color="#000000" draw:fill="none" draw:fill-color="#ffffff" fo:min-height="7.031cm"/>
    </style:style>
    <style:style style:name="gr31" style:family="graphic" style:parent-style-name="standard">
      <style:graphic-properties draw:stroke="none" svg:stroke-color="#000000" draw:fill="none" draw:fill-color="#ffffff" fo:min-height="6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4.1cm" svg:height="2.8cm" svg:x="2.4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6cm" svg:height="2.8cm" svg:x="2.4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5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7" draw:text-style-name="P2" draw:layer="layout" svg:width="8.6cm" svg:height="3.766cm" svg:x="10.6cm" svg:y="20.2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  <text:list-item>
                <text:p>Poly / Mono</text:p>
              </text:list-item>
            </text:list>
          </draw:text-box>
        </draw:frame>
        <draw:custom-shape draw:style-name="gr3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9.1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8.2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9.1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9.1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9.1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9.1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2.801cm" svg:y="12.6cm">
          <text:p text:style-name="P1">To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01cm" svg:y="11.9cm">
          <draw:text-box>
            <text:p><text:span text:style-name="T2">Patch</text:span></text:p>
          </draw:text-box>
        </draw:frame>
        <draw:custom-shape draw:style-name="gr11" draw:text-style-name="P4" draw:layer="layout" svg:width="2.599cm" svg:height="1.3cm" svg:x="5.601cm" svg:y="12.6cm">
          <text:p text:style-name="P1">To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8.401cm" svg:y="12.6cm">
          <text:p text:style-name="P1">Ton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11.201cm" svg:y="12.6cm">
          <text:p text:style-name="P1">Tone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" draw:layer="layout" svg:width="14.7cm" svg:height="3.766cm" svg:x="2.6cm" svg:y="15.7cm">
          <draw:text-box>
            <text:p><text:span text:style-name="T1">Patch Parameters</text:span></text:p>
            <text:p><text:span text:style-name="T1">Upper Lower Key Range / Fade</text:span></text:p>
            <text:p><text:span text:style-name="T1">Upper Lower Velocity Range / Fade</text:span></text:p>
          </draw:text-box>
        </draw:frame>
      </draw:page>
      <draw:page draw:name="page3" draw:style-name="dp1" draw:master-page-name="Default">
        <draw:custom-shape draw:style-name="gr13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6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6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6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6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8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20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21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2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3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3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3" draw:text-style-name="P5" draw:layer="layout" svg:x1="3.1cm" svg:y1="12.9cm" svg:x2="3.1cm" svg:y2="21.4cm">
          <text:p/>
        </draw:line>
        <draw:line draw:style-name="gr23" draw:text-style-name="P5" draw:layer="layout" svg:x1="3.2cm" svg:y1="17.1cm" svg:x2="17.1cm" svg:y2="17.1cm">
          <text:p/>
        </draw:line>
        <draw:frame draw:style-name="gr24" draw:text-style-name="P2" draw:layer="layout" svg:width="2cm" svg:height="1.5cm" svg:x="16.7cm" svg:y="17.7cm">
          <draw:text-box>
            <text:p>t</text:p>
          </draw:text-box>
        </draw:frame>
        <draw:frame draw:style-name="gr24" draw:text-style-name="P2" draw:layer="layout" svg:width="2cm" svg:height="1.5cm" svg:x="2.3cm" svg:y="12.5cm">
          <draw:text-box>
            <text:p>A</text:p>
          </draw:text-box>
        </draw:frame>
        <draw:frame draw:style-name="gr25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6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7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8" draw:text-style-name="P2" draw:layer="layout" svg:width="3.842cm" svg:height="0.954cm" svg:x="3.7cm" svg:y="2.1cm">
          <draw:text-box>
            <text:p>Resampling</text:p>
          </draw:text-box>
        </draw:frame>
        <draw:line draw:style-name="gr23" draw:text-style-name="P5" draw:layer="layout" svg:x1="2.169cm" svg:y1="3.861cm" svg:x2="2.169cm" svg:y2="8.4cm">
          <text:p/>
        </draw:line>
        <draw:line draw:style-name="gr23" draw:text-style-name="P5" draw:layer="layout" svg:x1="17.6cm" svg:y1="8.3cm" svg:x2="1.3cm" svg:y2="8.3cm">
          <text:p/>
        </draw:line>
        <draw:line draw:style-name="gr6" draw:text-style-name="P5" draw:layer="layout" svg:x1="2.6cm" svg:y1="8.4cm" svg:x2="2.6cm" svg:y2="6cm">
          <text:p/>
        </draw:line>
        <draw:line draw:style-name="gr6" draw:text-style-name="P5" draw:layer="layout" svg:x1="3.3cm" svg:y1="8.4cm" svg:x2="3.3cm" svg:y2="7cm">
          <text:p/>
        </draw:line>
        <draw:line draw:style-name="gr6" draw:text-style-name="P5" draw:layer="layout" svg:x1="3.8cm" svg:y1="8.3cm" svg:x2="3.8cm" svg:y2="7.6cm">
          <text:p/>
        </draw:line>
        <draw:line draw:style-name="gr6" draw:text-style-name="P5" draw:layer="layout" svg:x1="4.1cm" svg:y1="8.3cm" svg:x2="4.1cm" svg:y2="9.2cm">
          <text:p/>
        </draw:line>
        <draw:line draw:style-name="gr6" draw:text-style-name="P5" draw:layer="layout" svg:x1="4.8cm" svg:y1="8.3cm" svg:x2="4.8cm" svg:y2="10.2cm">
          <text:p/>
        </draw:line>
        <draw:line draw:style-name="gr6" draw:text-style-name="P5" draw:layer="layout" svg:x1="5.6cm" svg:y1="8.3cm" svg:x2="5.6cm" svg:y2="11cm">
          <text:p/>
        </draw:line>
        <draw:line draw:style-name="gr6" draw:text-style-name="P5" draw:layer="layout" svg:x1="6.3cm" svg:y1="8.3cm" svg:x2="6.3cm" svg:y2="10.2cm">
          <text:p/>
        </draw:line>
        <draw:line draw:style-name="gr6" draw:text-style-name="P5" draw:layer="layout" svg:x1="7.1cm" svg:y1="8.3cm" svg:x2="7.1cm" svg:y2="9.2cm">
          <text:p/>
        </draw:line>
        <draw:line draw:style-name="gr6" draw:text-style-name="P5" draw:layer="layout" svg:x1="7.9cm" svg:y1="8.3cm" svg:x2="7.9cm" svg:y2="7.6cm">
          <text:p/>
        </draw:line>
        <draw:line draw:style-name="gr6" draw:text-style-name="P5" draw:layer="layout" svg:x1="8.7cm" svg:y1="8.2cm" svg:x2="8.7cm" svg:y2="6.4cm">
          <text:p/>
        </draw:line>
        <draw:line draw:style-name="gr6" draw:text-style-name="P5" draw:layer="layout" svg:x1="9.9cm" svg:y1="8.2cm" svg:x2="9.9cm" svg:y2="5cm">
          <text:p/>
        </draw:line>
        <draw:frame draw:style-name="gr29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  <draw:page draw:name="page8" draw:style-name="dp1" draw:master-page-name="Default">
        <draw:frame draw:style-name="gr30" draw:text-style-name="P2" draw:layer="layout" svg:width="10cm" svg:height="7.281cm" svg:x="2.5cm" svg:y="3.1cm">
          <draw:text-box>
            <text:p>Waveform Viewer</text:p>
            <text:p>Preview Bar</text:p>
            <text:p/>
            <text:p>Autosnap Options</text:p>
            <text:p>Loop Mode Dropdown Box</text:p>
            <text:p>Left / Right View</text:p>
            <text:p/>
            <text:p/>
            <text:p/>
          </draw:text-box>
        </draw:frame>
        <draw:frame draw:style-name="gr31" draw:text-style-name="P2" draw:layer="layout" svg:width="12.5cm" svg:height="6.5cm" svg:x="2.4cm" svg:y="11cm">
          <draw:text-box>
            <text:p>Next steps:</text:p>
            <text:p>Filter Page</text:p>
            <text:p>Oscillator Page</text:p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6-06T09:42:22.229000000</dc:date>
    <meta:editing-duration>P1DT14H26M58S</meta:editing-duration>
    <meta:editing-cycles>20</meta:editing-cycles>
    <meta:document-statistic meta:object-count="67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